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8.013cm" fo:margin-left="0cm" table:align="left"/>
    </style:style>
    <style:style style:name="Tableau1.A" style:family="table-column">
      <style:table-column-properties style:column-width="9.992cm"/>
    </style:style>
    <style:style style:name="Tableau1.B" style:family="table-column">
      <style:table-column-properties style:column-width="8.02cm"/>
    </style:style>
    <style:style style:name="Tableau1.A1" style:family="table-cell">
      <style:table-cell-properties fo:padding="0.097cm" fo:border-left="0.05pt solid #000000" fo:border-right="none" fo:border-top="none" fo:border-bottom="0.05pt solid #000000"/>
    </style:style>
    <style:style style:name="Tableau1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" style:family="table-cell">
      <style:table-cell-properties fo:padding="0.097cm" fo:border="0.05pt solid #000000"/>
    </style:style>
    <style:style style:name="Tableau2" style:family="table">
      <style:table-properties style:width="18.013cm" fo:margin-left="0cm" table:align="left"/>
    </style:style>
    <style:style style:name="Tableau2.A" style:family="table-column">
      <style:table-column-properties style:column-width="9.992cm"/>
    </style:style>
    <style:style style:name="Tableau2.B" style:family="table-column">
      <style:table-column-properties style:column-width="8.02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2854e" officeooo:paragraph-rsid="0002854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2854e"/>
    </style:style>
    <style:style style:name="P3" style:family="paragraph" style:parent-style-name="Table_20_Contents">
      <style:text-properties style:font-name="Liberation Mono" fo:font-size="12pt" fo:font-weight="bold" officeooo:rsid="00fd316a" officeooo:paragraph-rsid="00020d7b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Liberation Mono" fo:font-size="12pt" fo:font-weight="bold" officeooo:rsid="00fff7ed" officeooo:paragraph-rsid="00020d7b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Liberation Mono" fo:font-size="12pt" fo:font-weight="bold" officeooo:rsid="00fe4123" officeooo:paragraph-rsid="00020d7b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Liberation Mono" fo:font-size="12pt" fo:font-weight="bold" officeooo:paragraph-rsid="00020d7b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Liberation Mono" fo:font-size="12pt" fo:font-weight="bold" officeooo:rsid="010b2c58" officeooo:paragraph-rsid="00020d7b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Mono" fo:font-size="12pt" fo:font-weight="bold" officeooo:rsid="013e7381" officeooo:paragraph-rsid="00020d7b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Liberation Mono" fo:font-size="12pt" fo:font-weight="bold" officeooo:rsid="014239c3" officeooo:paragraph-rsid="00020d7b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Liberation Mono" fo:font-size="12pt" fo:font-weight="bold" officeooo:rsid="00020d7b" officeooo:paragraph-rsid="00020d7b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Liberation Mono" fo:font-size="12pt" fo:font-weight="normal" officeooo:rsid="014239c3" officeooo:paragraph-rsid="00020d7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Mono" fo:font-weight="bold" style:font-weight-asian="bold" style:font-weight-complex="bold"/>
    </style:style>
    <style:style style:name="P13" style:family="paragraph" style:parent-style-name="Table_20_Contents">
      <style:text-properties style:font-name="Liberation Mono" fo:font-weight="bold" officeooo:paragraph-rsid="00020d7b" style:font-weight-asian="bold" style:font-weight-complex="bold"/>
    </style:style>
    <style:style style:name="P14" style:family="paragraph" style:parent-style-name="Table_20_Contents">
      <style:text-properties style:font-name="Liberation Mono" fo:font-weight="bold" officeooo:paragraph-rsid="0002854e" style:font-weight-asian="bold" style:font-weight-complex="bold"/>
    </style:style>
    <style:style style:name="P15" style:family="paragraph" style:parent-style-name="Table_20_Contents">
      <style:text-properties style:font-name="Liberation Mono" fo:font-weight="bold" officeooo:rsid="012375f6" officeooo:paragraph-rsid="0002854e" style:font-weight-asian="bold" style:font-weight-complex="bold"/>
    </style:style>
    <style:style style:name="P16" style:family="paragraph" style:parent-style-name="Table_20_Contents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2pt" officeooo:rsid="00fd316a" officeooo:paragraph-rsid="00020d7b" style:font-size-asian="12pt" style:font-size-complex="12pt"/>
    </style:style>
    <style:style style:name="P18" style:family="paragraph" style:parent-style-name="Table_20_Contents">
      <style:text-properties fo:font-size="12pt" officeooo:rsid="00fe4123" officeooo:paragraph-rsid="00020d7b" style:font-size-asian="12pt" style:font-size-complex="12pt"/>
    </style:style>
    <style:style style:name="P19" style:family="paragraph" style:parent-style-name="Table_20_Contents">
      <style:text-properties fo:font-size="12pt" officeooo:rsid="00fff7ed" officeooo:paragraph-rsid="00020d7b" style:font-size-asian="12pt" style:font-size-complex="12pt"/>
    </style:style>
    <style:style style:name="P20" style:family="paragraph" style:parent-style-name="Table_20_Contents">
      <style:text-properties fo:font-size="12pt" officeooo:paragraph-rsid="00020d7b" style:font-size-asian="12pt" style:font-size-complex="12pt"/>
    </style:style>
    <style:style style:name="P21" style:family="paragraph" style:parent-style-name="Table_20_Contents">
      <style:text-properties fo:font-size="12pt" officeooo:rsid="014239c3" officeooo:paragraph-rsid="00020d7b" style:font-size-asian="12pt" style:font-size-complex="12pt"/>
    </style:style>
    <style:style style:name="P22" style:family="paragraph" style:parent-style-name="Table_20_Contents">
      <style:text-properties fo:font-size="12pt" officeooo:rsid="010c2ef4" officeooo:paragraph-rsid="00020d7b" style:font-size-asian="12pt" style:font-size-complex="12pt"/>
    </style:style>
    <style:style style:name="P23" style:family="paragraph" style:parent-style-name="Table_20_Contents">
      <style:text-properties fo:font-size="12pt" officeooo:rsid="01019597" officeooo:paragraph-rsid="00020d7b" style:font-size-asian="12pt" style:font-size-complex="12pt"/>
    </style:style>
    <style:style style:name="P24" style:family="paragraph" style:parent-style-name="Table_20_Contents">
      <style:text-properties fo:font-size="12pt" officeooo:rsid="0102d37c" officeooo:paragraph-rsid="00020d7b" style:font-size-asian="12pt" style:font-size-complex="12pt"/>
    </style:style>
    <style:style style:name="P25" style:family="paragraph" style:parent-style-name="Table_20_Contents">
      <style:text-properties fo:font-size="12pt" officeooo:rsid="0103ebff" officeooo:paragraph-rsid="00020d7b" style:font-size-asian="12pt" style:font-size-complex="12pt"/>
    </style:style>
    <style:style style:name="P26" style:family="paragraph" style:parent-style-name="Table_20_Contents">
      <style:text-properties fo:font-size="12pt" officeooo:rsid="01275054" officeooo:paragraph-rsid="00020d7b" style:font-size-asian="12pt" style:font-size-complex="12pt"/>
    </style:style>
    <style:style style:name="P27" style:family="paragraph" style:parent-style-name="Table_20_Contents">
      <style:text-properties fo:font-size="12pt" officeooo:rsid="00020d7b" officeooo:paragraph-rsid="00020d7b" style:font-size-asian="12pt" style:font-size-complex="12pt"/>
    </style:style>
    <style:style style:name="P28" style:family="paragraph" style:parent-style-name="Table_20_Contents">
      <style:text-properties fo:font-size="12pt" fo:font-weight="bold" officeooo:rsid="0002854e" officeooo:paragraph-rsid="0002854e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officeooo:rsid="012276a7" officeooo:paragraph-rsid="012276a7"/>
    </style:style>
    <style:style style:name="P30" style:family="paragraph" style:parent-style-name="Table_20_Contents">
      <style:text-properties officeooo:rsid="0002854e" officeooo:paragraph-rsid="0002854e"/>
    </style:style>
    <style:style style:name="P31" style:family="paragraph" style:parent-style-name="Standard">
      <style:text-properties officeooo:rsid="00020d7b" officeooo:paragraph-rsid="00020d7b"/>
    </style:style>
    <style:style style:name="P32" style:family="paragraph" style:parent-style-name="Standard">
      <style:text-properties officeooo:rsid="0002854e" officeooo:paragraph-rsid="0002854e"/>
    </style:style>
    <style:style style:name="P33" style:family="paragraph" style:parent-style-name="Standard">
      <style:text-properties officeooo:rsid="00020d7b" officeooo:paragraph-rsid="00020d7b"/>
    </style:style>
    <style:style style:name="P34" style:family="paragraph" style:parent-style-name="Preformatted_20_Text">
      <style:text-properties officeooo:paragraph-rsid="000d6f57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0d6f57"/>
    </style:style>
    <style:style style:name="T1" style:family="text">
      <style:text-properties officeooo:rsid="00fe4123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officeooo:rsid="010c2ef4"/>
    </style:style>
    <style:style style:name="T5" style:family="text">
      <style:text-properties officeooo:rsid="014239c3"/>
    </style:style>
    <style:style style:name="T6" style:family="text">
      <style:text-properties style:font-name="Liberation Mono" fo:font-weight="bold" style:font-weight-asian="bold" style:font-weight-complex="bold"/>
    </style:style>
    <style:style style:name="T7" style:family="text">
      <style:text-properties style:font-name="Liberation Mono" fo:font-weight="bold" officeooo:rsid="0102d37c" style:font-weight-asian="bold" style:font-weight-complex="bold"/>
    </style:style>
    <style:style style:name="T8" style:family="text">
      <style:text-properties style:font-name="Liberation Mono" fo:font-weight="bold" officeooo:rsid="0128d5f8" style:font-weight-asian="bold" style:font-weight-complex="bold"/>
    </style:style>
    <style:style style:name="T9" style:family="text">
      <style:text-properties style:font-name="Liberation Mono" fo:font-weight="bold" officeooo:rsid="0129c647" style:font-weight-asian="bold" style:font-weight-complex="bold"/>
    </style:style>
    <style:style style:name="T10" style:family="text">
      <style:text-properties style:font-name="Liberation Mono" fo:font-weight="bold" officeooo:rsid="00080193" style:font-weight-asian="bold" style:font-weight-complex="bold"/>
    </style:style>
    <style:style style:name="T11" style:family="text">
      <style:text-properties style:text-line-through-style="none" style:text-line-through-type="none" style:font-name="Liberation Mono" fo:font-weight="bold" officeooo:rsid="0118600f" style:font-weight-asian="bold" style:font-weight-complex="bold"/>
    </style:style>
    <style:style style:name="T12" style:family="text">
      <style:text-properties style:text-line-through-style="none" style:text-line-through-type="none" style:font-name="Liberation Mono" fo:font-weight="bold" officeooo:rsid="0115e6ad" style:font-weight-asian="bold" style:font-weight-complex="bold"/>
    </style:style>
    <style:style style:name="T13" style:family="text">
      <style:text-properties style:text-line-through-style="none" style:text-line-through-type="none" style:font-name="Liberation Mono" fo:font-weight="bold" officeooo:rsid="01173d5a" style:font-weight-asian="bold" style:font-weight-complex="bold"/>
    </style:style>
    <style:style style:name="T14" style:family="text">
      <style:text-properties style:text-line-through-style="none" style:text-line-through-type="none" style:font-name="Liberation Mono" fo:font-weight="bold" officeooo:rsid="00080193" style:font-weight-asian="bold" style:font-weight-complex="bold"/>
    </style:style>
    <style:style style:name="T15" style:family="text">
      <style:text-properties officeooo:rsid="0002854e"/>
    </style:style>
    <style:style style:name="T16" style:family="text">
      <style:text-properties officeooo:rsid="000380ba"/>
    </style:style>
    <style:style style:name="T17" style:family="text">
      <style:text-properties officeooo:rsid="0004c2a6"/>
    </style:style>
    <style:style style:name="T18" style:family="text">
      <style:text-properties officeooo:rsid="000761b4"/>
    </style:style>
    <style:style style:name="T19" style:family="text">
      <style:text-properties officeooo:rsid="000d6f57"/>
    </style:style>
    <style:style style:name="T20" style:family="text">
      <style:text-properties officeooo:rsid="000fac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ravel via Vagrant</text:p>
      <text:p text:style-name="P31"/>
      <text:h text:style-name="Heading_20_1" text:outline-level="1">Mise en place de la vm vagrant</text:h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1">v</text:span>agrant init</text:p>
          </table:table-cell>
          <table:table-cell table:style-name="Tableau1.B1" office:value-type="string">
            <text:p text:style-name="P17">Création du fichier Vagrantfile (configuration) de la virtualisation</text:p>
          </table:table-cell>
        </table:table-row>
        <table:table-row>
          <table:table-cell table:style-name="Tableau1.A2" table:number-columns-spanned="2" office:value-type="string">
            <text:p text:style-name="P17">Lignes du Vagrantfile à modifier </text:p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6">config.vm.box = "base" par config.vm.box = "ubuntu/xenial64"</text:p>
            <text:p text:style-name="P20">Puis décommenter la ligne <text:span text:style-name="T1">de l’ip serveur local</text:span>:</text:p>
            <text:p text:style-name="P6">config.vm.network "private_network", ip: "192.168.33.10"</text:p>
            <text:p text:style-name="P20">Puis <text:span text:style-name="T1">décommenter et </text:span>modifier la ligne <text:span text:style-name="T1">pour le dossier partagé</text:span>:</text:p>
            <text:p text:style-name="P6">config.vm.synced_folder "./data", "/var/www/html"</text:p>
            <text:p text:style-name="P11">Rajout de 2 G de mémoire pour la vagrant</text:p>
            <text:p text:style-name="P13"><text:s text:c="2"/>config.vm.provider "virtualbox" do |vb|</text:p>
            <text:p text:style-name="P13"><text:s text:c="2"/># <text:s text:c="2"/># Display the VirtualBox GUI when booting the machine</text:p>
            <text:p text:style-name="P13"><text:s text:c="2"/># <text:s text:c="2"/>vb.gui = true</text:p>
            <text:p text:style-name="P13"><text:s text:c="2"/>#</text:p>
            <text:p text:style-name="P13"><text:s text:c="2"/># <text:s text:c="2"/># Customize the amount of memory on the VM:</text:p>
            <text:p text:style-name="P13"><text:s text:c="4"/>vb.memory = "2048"</text:p>
            <text:p text:style-name="P9"><text:s text:c="2"/>end</text:p>
          </table:table-cell>
          <table:covered-table-cell/>
        </table:table-row>
        <table:table-row>
          <table:table-cell table:style-name="Tableau1.A1" office:value-type="string">
            <text:p text:style-name="P6">vagrant up</text:p>
          </table:table-cell>
          <table:table-cell table:style-name="Tableau1.B1" office:value-type="string">
            <text:p text:style-name="P18">Démarrer l’environnement virtuel</text:p>
          </table:table-cell>
        </table:table-row>
        <table:table-row>
          <table:table-cell table:style-name="Tableau1.A1" office:value-type="string">
            <text:p text:style-name="P6">vagrant ssh</text:p>
          </table:table-cell>
          <table:table-cell table:style-name="Tableau1.B1" office:value-type="string">
            <text:p text:style-name="P18">Accéder à l’environnement virtuel</text:p>
          </table:table-cell>
        </table:table-row>
        <table:table-row>
          <table:table-cell table:style-name="Tableau1.A1" office:value-type="string">
            <text:p text:style-name="P4">exit</text:p>
          </table:table-cell>
          <table:table-cell table:style-name="Tableau1.B1" office:value-type="string">
            <text:p text:style-name="P19">Sortir de l’environnement virtuel</text:p>
          </table:table-cell>
        </table:table-row>
        <table:table-row>
          <table:table-cell table:style-name="Tableau1.A1" office:value-type="string">
            <text:p text:style-name="P5">vagrant halt</text:p>
          </table:table-cell>
          <table:table-cell table:style-name="Tableau1.B1" office:value-type="string">
            <text:p text:style-name="P18">Arrêter l’environnement virtuel</text:p>
          </table:table-cell>
        </table:table-row>
        <table:table-row>
          <table:table-cell table:style-name="Tableau1.A1" office:value-type="string">
            <text:p text:style-name="P4">vagrant destroy</text:p>
          </table:table-cell>
          <table:table-cell table:style-name="Tableau1.B1" office:value-type="string">
            <text:p text:style-name="P19">Supprimer un environnement virtuel</text:p>
          </table:table-cell>
        </table:table-row>
      </table:table>
      <text:p text:style-name="P31"/>
      <text:h text:style-name="Heading_20_1" text:outline-level="1">Installation des services apache2 mysql et PHP</text:h>
      <text:p text:style-name="P3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1">Installation du dépôt ondrej </text:p>
          </table:table-cell>
          <table:covered-table-cell/>
        </table:table-row>
        <table:table-row>
          <table:table-cell table:style-name="Tableau2.A2" office:value-type="string">
            <text:p text:style-name="P7"><text:span text:style-name="T4">s</text:span>udo add-apt-repository ppa:ondrej/php</text:p>
          </table:table-cell>
          <table:table-cell table:style-name="Tableau2.B2" office:value-type="string">
            <text:p text:style-name="P22">Permet d’installer php 7.<text:span text:style-name="T5">4</text:span></text:p>
          </table:table-cell>
        </table:table-row>
        <table:table-row>
          <table:table-cell table:style-name="Tableau2.A2" office:value-type="string">
            <text:p text:style-name="P6">sudo apt update</text:p>
          </table:table-cell>
          <table:table-cell table:style-name="Tableau2.B2" office:value-type="string">
            <text:p text:style-name="P23">Mise à jour du cache</text:p>
          </table:table-cell>
        </table:table-row>
        <table:table-row>
          <table:table-cell table:style-name="Tableau2.A2" office:value-type="string">
            <text:p text:style-name="P8">sudo apt install apache2 mysql-server php7.<text:span text:style-name="T18">3 php7.3-mysql libapache2-mod-php7.3 -y</text:span></text:p>
          </table:table-cell>
          <table:table-cell table:style-name="Tableau2.B2" office:value-type="string">
            <text:p text:style-name="P24">Installation des paquets de base</text:p>
          </table:table-cell>
        </table:table-row>
        <table:table-row>
          <table:table-cell table:style-name="Tableau2.A2" office:value-type="string">
            <text:p text:style-name="P6">sudo service apache2 restart</text:p>
          </table:table-cell>
          <table:table-cell table:style-name="Tableau2.B2" office:value-type="string">
            <text:p text:style-name="P25">Redémarrer le serveur apache</text:p>
          </table:table-cell>
        </table:table-row>
      </table:table>
      <text:p text:style-name="P31"/>
      <text:h text:style-name="Heading_20_1" text:outline-level="1">Installation des paquets PHP supplémentaires + composer</text:h>
      <text:p text:style-name="P31"/>
      <text:p text:style-name="P31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26"><text:span text:style-name="T6">sudo apt install </text:span><text:span text:style-name="T7">php7.</text:span><text:span text:style-name="T10">3</text:span><text:span text:style-name="T6">-mbstring php7.</text:span><text:span text:style-name="T10">3</text:span><text:span text:style-name="T6">-xml </text:span><text:span text:style-name="T8">php7.</text:span><text:span text:style-name="T10">3</text:span><text:span text:style-name="T8">-bcmath php7.</text:span><text:span text:style-name="T10">3</text:span><text:span text:style-name="T8">-gd </text:span><text:span text:style-name="T9">php7.</text:span><text:span text:style-name="T10">3</text:span><text:span text:style-name="T9">-curl php7.</text:span><text:span text:style-name="T10">3</text:span><text:span text:style-name="T9">-zip </text:span><text:span text:style-name="T11">php7.</text:span><text:span text:style-name="T14">3</text:span><text:span text:style-name="T11">-intl</text:span><text:span text:style-name="T12"> </text:span><text:span text:style-name="T13">unzip -y</text:span></text:p>
          </table:table-cell>
        </table:table-row>
        <table:table-row>
          <table:table-cell table:style-name="Tableau3.A2" office:value-type="string">
            <text:p text:style-name="P27">Copier/Coller dans la console les 4 lignes de la page d’installation <text:span text:style-name="T17">du site officiel</text:span> de composer</text:p>
          </table:table-cell>
        </table:table-row>
        <table:table-row>
          <table:table-cell table:style-name="Tableau3.A2" office:value-type="string">
            <text:p text:style-name="P10">sudo mv composer.phar /usr/local/bin/composer</text:p>
          </table:table-cell>
        </table:table-row>
      </table:table>
      <text:p text:style-name="P31"/>
      <text:h text:style-name="Heading_20_1" text:outline-level="1">Création d’un projet Laravel</text:h>
      <text:p text:style-name="P3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sudo a2enmod rewrite</text:p>
          </table:table-cell>
          <table:table-cell table:style-name="Tableau4.B1" office:value-type="string">
            <text:p text:style-name="P29">Autoriser la réécriture d’url</text:p>
          </table:table-cell>
        </table:table-row>
        <table:table-row>
          <table:table-cell table:style-name="Tableau4.A2" office:value-type="string">
            <text:p text:style-name="P2"><text:span text:style-name="Source_20_Text"><text:span text:style-name="T2">composer global require laravel/installer</text:span></text:span></text:p>
          </table:table-cell>
          <table:table-cell table:style-name="Tableau4.B2" office:value-type="string">
            <text:p text:style-name="P30">Installation du composant de création d’un projet laravel</text:p>
          </table:table-cell>
        </table:table-row>
        <table:table-row>
          <table:table-cell table:style-name="Tableau4.A2" office:value-type="string">
            <text:p text:style-name="P1"><text:span text:style-name="Source_20_Text"><text:span text:style-name="T2">composer create-project --prefer-dist laravel/laravel </text:span></text:span><text:span text:style-name="Source_20_Text"><text:span text:style-name="T3">nomDuProjet</text:span></text:span></text:p>
            <text:p text:style-name="P28"/>
          </table:table-cell>
          <table:table-cell table:style-name="Tableau4.B2" office:value-type="string">
            <text:p text:style-name="P30">Création d’un projet laravel (on est dans le répertoire /var/www/html)</text:p>
          </table:table-cell>
        </table:table-row>
        <table:table-row>
          <table:table-cell table:style-name="Tableau4.B2" table:number-columns-spanned="2" office:value-type="string">
            <text:p text:style-name="P30">Une fois le projet créé, on renseigne le chemin d’accès du site</text:p>
          </table:table-cell>
          <table:covered-table-cell/>
        </table:table-row>
        <table:table-row>
          <table:table-cell table:style-name="Tableau4.B2" table:number-columns-spanned="2" office:value-type="string">
            <text:p text:style-name="P15">sudo nano /etc/apache2/sites-available/000-default.conf</text:p>
          </table:table-cell>
          <table:covered-table-cell/>
        </table:table-row>
        <table:table-row>
          <table:table-cell table:style-name="Tableau4.B2" table:number-columns-spanned="2" office:value-type="string">
            <text:p text:style-name="P14"><text:s text:c="8"/>ServerAdmin webmaster@localhost</text:p>
            <text:p text:style-name="P14"><text:s text:c="8"/>DocumentRoot /var/www/html/<text:span text:style-name="T15">nomDuProjet/</text:span>public</text:p>
            <text:p text:style-name="P14"/>
            <text:p text:style-name="P14"/>
            <text:p text:style-name="P14">&lt;Directory /var/www/html/<text:span text:style-name="T15">nomDuProjet/public</text:span>&gt;</text:p>
            <text:p text:style-name="P14"><text:s text:c="16"/>Options Indexes FollowSymLinks MultiViews</text:p>
            <text:p text:style-name="P14"><text:s text:c="16"/>AllowOverride All</text:p>
            <text:p text:style-name="P14"><text:s text:c="16"/>Order allow,deny</text:p>
            <text:p text:style-name="P14"><text:s text:c="16"/>allow from all</text:p>
            <text:p text:style-name="P15">&lt;/Directory&gt;</text:p>
          </table:table-cell>
          <table:covered-table-cell/>
        </table:table-row>
        <table:table-row>
          <table:table-cell table:style-name="Tableau4.B2" table:number-columns-spanned="2" office:value-type="string">
            <text:p text:style-name="P16">sudo nano /etc/apache2/envvars</text:p>
          </table:table-cell>
          <table:covered-table-cell/>
        </table:table-row>
        <table:table-row>
          <table:table-cell table:style-name="Tableau4.B2" table:number-columns-spanned="2" office:value-type="string">
            <text:p text:style-name="P16">export APACHE_RUN_USER=vagrant</text:p>
            <text:p text:style-name="P16">export APACHE_RUN_GROUP=vagrant</text:p>
          </table:table-cell>
          <table:covered-table-cell/>
        </table:table-row>
      </table:table>
      <text:p text:style-name="P31"/>
      <text:p text:style-name="P32"><text:span text:style-name="T16">On reload le service apache2 et l</text:span>a page d’accueil du projet est dispo sur l’ip du serveur 192.168.33.10</text:p>
      <text:p text:style-name="P31"/>
      <text:p text:style-name="P31"/>
      <text:p text:style-name="P31"/>
      <text:p text:style-name="P3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sudo mysql</text:p>
          </table:table-cell>
        </table:table-row>
        <table:table-row>
          <table:table-cell table:style-name="Tableau6.A2" office:value-type="string">
            <text:p text:style-name="P34"><text:span text:style-name="T19">CREATE USER</text:span> '<text:span text:style-name="T19">root</text:span>'@'localhost' IDENTIFIED BY '<text:span text:style-name="T19">0000</text:span>';</text:p>
          </table:table-cell>
        </table:table-row>
        <table:table-row>
          <table:table-cell table:style-name="Tableau6.A2" office:value-type="string">
            <text:p text:style-name="Table_20_Contents">GRANT ALL ON *.* TO 'root'@'localhost' WITH GRANT OPTION;</text:p>
          </table:table-cell>
        </table:table-row>
        <table:table-row>
          <table:table-cell table:style-name="Tableau6.A2" office:value-type="string">
            <text:p text:style-name="Table_20_Contents">FLUSH PRIVILEGES;</text:p>
          </table:table-cell>
        </table:table-row>
        <table:table-row>
          <table:table-cell table:style-name="Tableau6.A2" office:value-type="string">
            <text:p text:style-name="P36">QUIT;</text:p>
          </table:table-cell>
        </table:table-row>
        <table:table-row>
          <table:table-cell table:style-name="Tableau6.A2" office:value-type="string">
            <text:p text:style-name="P35"><text:span text:style-name="Source_20_Text">ALTER USER 'root'@'localhost' IDENTIFIED WITH mysql_native_password BY '</text:span><text:span text:style-name="Source_20_Text"><text:span text:style-name="T20">0000</text:span></text:span><text:span text:style-name="Source_20_Text">';</text:span></text:p>
            <text:p text:style-name="Table_20_Contents"/>
          </table:table-cell>
        </table:table-row>
      </table:table>
      <text:p text:style-name="P31"/>
      <text:p text:style-name="P31"><text:soft-page-break/></text:p>
      <text:p text:style-name="P3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35">sudo mysql</text:p>
          </table:table-cell>
        </table:table-row>
        <table:table-row>
          <table:table-cell table:style-name="Tableau5.A2" office:value-type="string">
            <text:p text:style-name="Preformatted_20_Text"><text:a xlink:type="simple" xlink:href="http://search.oracle.com/search/search?group=MySQL&amp;q=CREATE" text:style-name="Internet_20_link" text:visited-style-name="Visited_20_Internet_20_Link">CREATE</text:a> <text:a xlink:type="simple" xlink:href="http://dev.mysql.com/doc/refman/%35%2E%31/en/information-functions.html" text:style-name="Internet_20_link" text:visited-style-name="Visited_20_Internet_20_Link">USER</text:a> '<text:span text:style-name="T19">root</text:span>'@'localhost' IDENTIFIED BY '<text:span text:style-name="T19">0000</text:span>';</text:p>
            <text:p text:style-name="Preformatted_20_Text"><text:a xlink:type="simple" xlink:href="http://search.oracle.com/search/search?group=MySQL&amp;q=GRANT" text:style-name="Internet_20_link" text:visited-style-name="Visited_20_Internet_20_Link">GRANT</text:a> <text:a xlink:type="simple" xlink:href="http://search.oracle.com/search/search?group=MySQL&amp;q=ALL" text:style-name="Internet_20_link" text:visited-style-name="Visited_20_Internet_20_Link">ALL</text:a> <text:a xlink:type="simple" xlink:href="http://search.oracle.com/search/search?group=MySQL&amp;q=ON" text:style-name="Internet_20_link" text:visited-style-name="Visited_20_Internet_20_Link">ON</text:a> *.* <text:a xlink:type="simple" xlink:href="http://search.oracle.com/search/search?group=MySQL&amp;q=TO" text:style-name="Internet_20_link" text:visited-style-name="Visited_20_Internet_20_Link">TO</text:a> '<text:span text:style-name="T19">root</text:span>'@'localhost' <text:a xlink:type="simple" xlink:href="http://search.oracle.com/search/search?group=MySQL&amp;q=WITH" text:style-name="Internet_20_link" text:visited-style-name="Visited_20_Internet_20_Link">WITH</text:a> <text:a xlink:type="simple" xlink:href="http://search.oracle.com/search/search?group=MySQL&amp;q=GRANT" text:style-name="Internet_20_link" text:visited-style-name="Visited_20_Internet_20_Link">GRANT</text:a> <text:a xlink:type="simple" xlink:href="http://search.oracle.com/search/search?group=MySQL&amp;q=OPTION" text:style-name="Internet_20_link" text:visited-style-name="Visited_20_Internet_20_Link">OPTION</text:a>;</text:p>
            <text:p text:style-name="Preformatted_20_Text">FLUSH <text:a xlink:type="simple" xlink:href="http://search.oracle.com/search/search?group=MySQL&amp;q=PRIVILEGES" text:style-name="Internet_20_link" text:visited-style-name="Visited_20_Internet_20_Link">PRIVILEGES</text:a>;</text:p>
            <text:p text:style-name="P35">QUIT;</text:p>
            <text:p text:style-name="Table_20_Contents"/>
          </table:table-cell>
        </table:table-row>
      </table:table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3:45:42.093520435</meta:creation-date>
    <dc:date>2021-01-16T16:33:49.616322423</dc:date>
    <meta:editing-duration>PT2H31M41S</meta:editing-duration>
    <meta:editing-cycles>9</meta:editing-cycles>
    <meta:generator>LibreOffice/6.0.7.3$Linux_X86_64 LibreOffice_project/00m0$Build-3</meta:generator>
    <meta:document-statistic meta:table-count="6" meta:image-count="0" meta:object-count="0" meta:page-count="3" meta:paragraph-count="74" meta:word-count="358" meta:character-count="2824" meta:non-whitespace-character-count="2437"/>
  </office:meta>
</office:document-meta>
</file>